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:\Users\IB&gt;nslookup google.com</text:p>
      <text:p text:style-name="Standard">Serveur : <text:s text:c="2"/>UnKnown</text:p>
      <text:p text:style-name="Standard">Address: <text:s/>10.128.128.128</text:p>
      <text:p text:style-name="Standard"/>
      <text:p text:style-name="Standard">Réponse ne faisant pas autorité :</text:p>
      <text:p text:style-name="Standard">Nom : <text:s text:c="3"/>google.com</text:p>
      <text:p text:style-name="Standard">Addresses: <text:s/>2a00:1450:4007:80e::200e</text:p>
      <text:p text:style-name="Standard"><text:s text:c="10"/>216.58.214.174</text:p>
      <text:p text:style-name="Standard"/>
      <text:p text:style-name="Standard"/>
      <text:p text:style-name="Standard">C:\Users\IB&gt;nslookup amazon.fr</text:p>
      <text:p text:style-name="Standard">Serveur : <text:s text:c="2"/>UnKnown</text:p>
      <text:p text:style-name="Standard">Address: <text:s/>10.128.128.128</text:p>
      <text:p text:style-name="Standard"/>
      <text:p text:style-name="Standard">Réponse ne faisant pas autorité :</text:p>
      <text:p text:style-name="Standard">Nom : <text:s text:c="3"/>amazon.fr</text:p>
      <text:p text:style-name="Standard">Addresses: <text:s/>52.95.116.113</text:p>
      <text:p text:style-name="Standard"><text:s text:c="10"/>54.239.33.91</text:p>
      <text:p text:style-name="Standard"><text:s text:c="10"/>52.95.120.39</text:p>
      <text:p text:style-name="Standard"/>
      <text:p text:style-name="Standard"/>
      <text:p text:style-name="Standard">C:\Users\IB&gt;nslookup facebook.fr</text:p>
      <text:p text:style-name="Standard">Serveur : <text:s text:c="2"/>UnKnown</text:p>
      <text:p text:style-name="Standard">Address: <text:s/>10.128.128.128</text:p>
      <text:p text:style-name="Standard"/>
      <text:p text:style-name="Standard">Réponse ne faisant pas autorité :</text:p>
      <text:p text:style-name="Standard">Nom : <text:s text:c="3"/>facebook.fr</text:p>
      <text:p text:style-name="Standard">Addresses: <text:s/>2a03:2880:f08e:4:face:b00c:0:2</text:p>
      <text:p text:style-name="Standard"><text:s text:c="10"/>185.60.219.3</text:p>
      <text:p text:style-name="Standard"/>
      <text:p text:style-name="Standard"/>
      <text:p text:style-name="Standard">C:\Users\IB&gt;nslookup msn.com</text:p>
      <text:p text:style-name="Standard">Serveur : <text:s text:c="2"/>UnKnown</text:p>
      <text:p text:style-name="Standard">Address: <text:s/>10.128.128.128</text:p>
      <text:p text:style-name="Standard"/>
      <text:p text:style-name="Standard">Réponse ne faisant pas autorité :</text:p>
      <text:p text:style-name="Standard">Nom : <text:s text:c="3"/>msn.com</text:p>
      <text:p text:style-name="Standard">Address: <text:s/>204.79.197.219</text:p>
      <text:p text:style-name="Standard"/>
      <text:p text:style-name="Standard"/>
      <text:p text:style-name="Standard">C:\Users\IB&gt;nslookup orange.fr</text:p>
      <text:p text:style-name="Standard">Serveur : <text:s text:c="2"/>UnKnown</text:p>
      <text:p text:style-name="Standard">Address: <text:s/>10.128.128.128</text:p>
      <text:p text:style-name="Standard"/>
      <text:p text:style-name="Standard">Réponse ne faisant pas autorité :</text:p>
      <text:p text:style-name="Standard">Nom : <text:s text:c="3"/>orange.fr</text:p>
      <text:p text:style-name="Standard">Addresses: <text:s/>193.252.117.145</text:p>
      <text:p text:style-name="Standard"><text:s text:c="10"/>193.252.148.192</text:p>
      <text:p text:style-name="Standard"><text:s text:c="10"/>193.252.133.20</text:p>
      <text:p text:style-name="Standard"/>
      <text:p text:style-name="Standard"/>
      <text:p text:style-name="Standard">C:\Users\IB&gt;nslookup lequipe.fr</text:p>
      <text:p text:style-name="Standard"><text:soft-page-break/>Serveur : <text:s text:c="2"/>UnKnown</text:p>
      <text:p text:style-name="Standard">Address: <text:s/>10.128.128.128</text:p>
      <text:p text:style-name="Standard"/>
      <text:p text:style-name="Standard">Réponse ne faisant pas autorité :</text:p>
      <text:p text:style-name="Standard">Nom : <text:s text:c="3"/>lequipe.fr</text:p>
      <text:p text:style-name="Standard">Address: <text:s/>35.186.248.22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5T15:44:33.798000000</meta:creation-date>
    <dc:date>2024-02-05T15:45:05.886000000</dc:date>
    <meta:editing-duration>PT32S</meta:editing-duration>
    <meta:editing-cycles>1</meta:editing-cycles>
    <meta:document-statistic meta:table-count="0" meta:image-count="0" meta:object-count="0" meta:page-count="2" meta:paragraph-count="42" meta:word-count="114" meta:character-count="1065" meta:non-whitespace-character-count="891"/>
    <meta:generator>LibreOffice/7.3.3.2$Windows_X86_64 LibreOffice_project/d1d0ea68f081ee2800a922cac8f79445e4603348</meta:generator>
  </office:meta>
</office:document-meta>
</file>